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4.14pt" svg:height="255.26pt" svg:x="234.85pt" svg:y="216.09pt">
            <loext:p draw:notify-on-update-of-ranges="Sheet1.G1:Sheet1.G15 Sheet1.H1:Sheet1.H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4pt" svg:height="255.26pt" svg:x="702.23pt" svg:y="217.59pt">
            <loext:p draw:notify-on-update-of-ranges="Sheet1.J1:Sheet1.J15 Sheet1.K1:Sheet1.K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ountSequential</text:p>
          </table:table-cell>
          <table:table-cell/>
          <table:table-cell office:value-type="float" office:value="11573.2" calcext:value-type="float">
            <text:p>11573.2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4438.2" calcext:value-type="float">
            <text:p>14438.2</text:p>
          </table:table-cell>
          <table:table-cell office:value-type="string" calcext:value-type="string">
            <text:p>Nlocal</text:p>
          </table:table-cell>
          <table:table-cell office:value-type="float" office:value="1" calcext:value-type="float">
            <text:p>1</text:p>
          </table:table-cell>
          <table:table-cell office:value-type="float" office:value="16551.5" calcext:value-type="float">
            <text:p>16551.5</text:p>
          </table:table-cell>
        </table:table-row>
        <table:table-row table:style-name="ro1">
          <table:table-cell office:value-type="string" calcext:value-type="string">
            <text:p>countParallelN</text:p>
          </table:table-cell>
          <table:table-cell office:value-type="float" office:value="1" calcext:value-type="float">
            <text:p>1</text:p>
          </table:table-cell>
          <table:table-cell office:value-type="float" office:value="14438.2" calcext:value-type="float">
            <text:p>14438.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657.1" calcext:value-type="float">
            <text:p>7657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42" calcext:value-type="float">
            <text:p>7742</text:p>
          </table:table-cell>
        </table:table-row>
        <table:table-row table:style-name="ro1">
          <table:table-cell office:value-type="string" calcext:value-type="string">
            <text:p>countParallelNLocal</text:p>
          </table:table-cell>
          <table:table-cell office:value-type="float" office:value="1" calcext:value-type="float">
            <text:p>1</text:p>
          </table:table-cell>
          <table:table-cell office:value-type="float" office:value="16551.5" calcext:value-type="float">
            <text:p>16551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940.9" calcext:value-type="float">
            <text:p>7940.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04.9" calcext:value-type="float">
            <text:p>8004.9</text:p>
          </table:table-cell>
        </table:table-row>
        <table:table-row table:style-name="ro1">
          <table:table-cell office:value-type="string" calcext:value-type="string">
            <text:p>countParallelN</text:p>
          </table:table-cell>
          <table:table-cell office:value-type="float" office:value="2" calcext:value-type="float">
            <text:p>2</text:p>
          </table:table-cell>
          <table:table-cell office:value-type="float" office:value="7657.1" calcext:value-type="float">
            <text:p>7657.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649.5" calcext:value-type="float">
            <text:p>5649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603.7" calcext:value-type="float">
            <text:p>5603.7</text:p>
          </table:table-cell>
        </table:table-row>
        <table:table-row table:style-name="ro1">
          <table:table-cell office:value-type="string" calcext:value-type="string">
            <text:p>countParallelNLocal</text:p>
          </table:table-cell>
          <table:table-cell office:value-type="float" office:value="2" calcext:value-type="float">
            <text:p>2</text:p>
          </table:table-cell>
          <table:table-cell office:value-type="float" office:value="7742" calcext:value-type="float">
            <text:p>774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920.7" calcext:value-type="float">
            <text:p>692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83.6" calcext:value-type="float">
            <text:p>7083.6</text:p>
          </table:table-cell>
        </table:table-row>
        <table:table-row table:style-name="ro1">
          <table:table-cell office:value-type="string" calcext:value-type="string">
            <text:p>countParallelN</text:p>
          </table:table-cell>
          <table:table-cell office:value-type="float" office:value="3" calcext:value-type="float">
            <text:p>3</text:p>
          </table:table-cell>
          <table:table-cell office:value-type="float" office:value="7940.9" calcext:value-type="float">
            <text:p>7940.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803.8" calcext:value-type="float">
            <text:p>6803.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898.8" calcext:value-type="float">
            <text:p>6898.8</text:p>
          </table:table-cell>
        </table:table-row>
        <table:table-row table:style-name="ro1">
          <table:table-cell office:value-type="string" calcext:value-type="string">
            <text:p>countParallelNLocal</text:p>
          </table:table-cell>
          <table:table-cell office:value-type="float" office:value="3" calcext:value-type="float">
            <text:p>3</text:p>
          </table:table-cell>
          <table:table-cell office:value-type="float" office:value="8004.9" calcext:value-type="float">
            <text:p>8004.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756.6" calcext:value-type="float">
            <text:p>6756.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232.4" calcext:value-type="float">
            <text:p>10232.4</text:p>
          </table:table-cell>
        </table:table-row>
        <table:table-row table:style-name="ro1">
          <table:table-cell office:value-type="string" calcext:value-type="string">
            <text:p>countParallelN</text:p>
          </table:table-cell>
          <table:table-cell office:value-type="float" office:value="4" calcext:value-type="float">
            <text:p>4</text:p>
          </table:table-cell>
          <table:table-cell office:value-type="float" office:value="5649.5" calcext:value-type="float">
            <text:p>5649.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695.8" calcext:value-type="float">
            <text:p>6695.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05.9" calcext:value-type="float">
            <text:p>9605.9</text:p>
          </table:table-cell>
        </table:table-row>
        <table:table-row table:style-name="ro1">
          <table:table-cell office:value-type="string" calcext:value-type="string">
            <text:p>countParallelNLocal</text:p>
          </table:table-cell>
          <table:table-cell office:value-type="float" office:value="4" calcext:value-type="float">
            <text:p>4</text:p>
          </table:table-cell>
          <table:table-cell office:value-type="float" office:value="5603.7" calcext:value-type="float">
            <text:p>5603.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922.5" calcext:value-type="float">
            <text:p>6922.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724.5" calcext:value-type="float">
            <text:p>7724.5</text:p>
          </table:table-cell>
        </table:table-row>
        <table:table-row table:style-name="ro1">
          <table:table-cell office:value-type="string" calcext:value-type="string">
            <text:p>countParallelN</text:p>
          </table:table-cell>
          <table:table-cell office:value-type="float" office:value="5" calcext:value-type="float">
            <text:p>5</text:p>
          </table:table-cell>
          <table:table-cell office:value-type="float" office:value="6920.7" calcext:value-type="float">
            <text:p>6920.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872.1" calcext:value-type="float">
            <text:p>6872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987.5" calcext:value-type="float">
            <text:p>6987.5</text:p>
          </table:table-cell>
        </table:table-row>
        <table:table-row table:style-name="ro1">
          <table:table-cell office:value-type="string" calcext:value-type="string">
            <text:p>countParallelNLocal</text:p>
          </table:table-cell>
          <table:table-cell office:value-type="float" office:value="5" calcext:value-type="float">
            <text:p>5</text:p>
          </table:table-cell>
          <table:table-cell office:value-type="float" office:value="7083.6" calcext:value-type="float">
            <text:p>7083.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868.6" calcext:value-type="float">
            <text:p>6868.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486.9" calcext:value-type="float">
            <text:p>10486.9</text:p>
          </table:table-cell>
        </table:table-row>
        <table:table-row table:style-name="ro1">
          <table:table-cell office:value-type="string" calcext:value-type="string">
            <text:p>countParallelN</text:p>
          </table:table-cell>
          <table:table-cell office:value-type="float" office:value="6" calcext:value-type="float">
            <text:p>6</text:p>
          </table:table-cell>
          <table:table-cell office:value-type="float" office:value="6803.8" calcext:value-type="float">
            <text:p>6803.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839.5" calcext:value-type="float">
            <text:p>6839.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990.8" calcext:value-type="float">
            <text:p>6990.8</text:p>
          </table:table-cell>
        </table:table-row>
        <table:table-row table:style-name="ro1">
          <table:table-cell office:value-type="string" calcext:value-type="string">
            <text:p>countParallelNLocal</text:p>
          </table:table-cell>
          <table:table-cell office:value-type="float" office:value="6" calcext:value-type="float">
            <text:p>6</text:p>
          </table:table-cell>
          <table:table-cell office:value-type="float" office:value="6898.8" calcext:value-type="float">
            <text:p>6898.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884.3" calcext:value-type="float">
            <text:p>6884.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897.2" calcext:value-type="float">
            <text:p>13897.2</text:p>
          </table:table-cell>
        </table:table-row>
        <table:table-row table:style-name="ro1">
          <table:table-cell office:value-type="string" calcext:value-type="string">
            <text:p>countParallelN</text:p>
          </table:table-cell>
          <table:table-cell office:value-type="float" office:value="7" calcext:value-type="float">
            <text:p>7</text:p>
          </table:table-cell>
          <table:table-cell office:value-type="float" office:value="6756.6" calcext:value-type="float">
            <text:p>6756.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492.8" calcext:value-type="float">
            <text:p>8492.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982.6" calcext:value-type="float">
            <text:p>6982.6</text:p>
          </table:table-cell>
        </table:table-row>
        <table:table-row table:style-name="ro1">
          <table:table-cell office:value-type="string" calcext:value-type="string">
            <text:p>countParallelNLocal</text:p>
          </table:table-cell>
          <table:table-cell office:value-type="float" office:value="7" calcext:value-type="float">
            <text:p>7</text:p>
          </table:table-cell>
          <table:table-cell office:value-type="float" office:value="10232.4" calcext:value-type="float">
            <text:p>10232.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933.6" calcext:value-type="float">
            <text:p>6933.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633" calcext:value-type="float">
            <text:p>13633</text:p>
          </table:table-cell>
        </table:table-row>
        <table:table-row table:style-name="ro1">
          <table:table-cell office:value-type="string" calcext:value-type="string">
            <text:p>countParallelN</text:p>
          </table:table-cell>
          <table:table-cell office:value-type="float" office:value="8" calcext:value-type="float">
            <text:p>8</text:p>
          </table:table-cell>
          <table:table-cell office:value-type="float" office:value="6695.8" calcext:value-type="float">
            <text:p>6695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ParallelNLocal</text:p>
          </table:table-cell>
          <table:table-cell office:value-type="float" office:value="8" calcext:value-type="float">
            <text:p>8</text:p>
          </table:table-cell>
          <table:table-cell office:value-type="float" office:value="9605.9" calcext:value-type="float">
            <text:p>960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ParallelN</text:p>
          </table:table-cell>
          <table:table-cell office:value-type="float" office:value="9" calcext:value-type="float">
            <text:p>9</text:p>
          </table:table-cell>
          <table:table-cell office:value-type="float" office:value="6922.5" calcext:value-type="float">
            <text:p>692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ParallelNLocal</text:p>
          </table:table-cell>
          <table:table-cell office:value-type="float" office:value="9" calcext:value-type="float">
            <text:p>9</text:p>
          </table:table-cell>
          <table:table-cell office:value-type="float" office:value="7724.5" calcext:value-type="float">
            <text:p>7724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ParallelN</text:p>
          </table:table-cell>
          <table:table-cell office:value-type="float" office:value="10" calcext:value-type="float">
            <text:p>10</text:p>
          </table:table-cell>
          <table:table-cell office:value-type="float" office:value="6872.1" calcext:value-type="float">
            <text:p>6872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ParallelNLocal</text:p>
          </table:table-cell>
          <table:table-cell office:value-type="float" office:value="10" calcext:value-type="float">
            <text:p>10</text:p>
          </table:table-cell>
          <table:table-cell office:value-type="float" office:value="6987.5" calcext:value-type="float">
            <text:p>6987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ParallelN</text:p>
          </table:table-cell>
          <table:table-cell office:value-type="float" office:value="11" calcext:value-type="float">
            <text:p>11</text:p>
          </table:table-cell>
          <table:table-cell office:value-type="float" office:value="6868.6" calcext:value-type="float">
            <text:p>6868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ParallelNLocal</text:p>
          </table:table-cell>
          <table:table-cell office:value-type="float" office:value="11" calcext:value-type="float">
            <text:p>11</text:p>
          </table:table-cell>
          <table:table-cell office:value-type="float" office:value="10486.9" calcext:value-type="float">
            <text:p>10486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ParallelN</text:p>
          </table:table-cell>
          <table:table-cell office:value-type="float" office:value="12" calcext:value-type="float">
            <text:p>12</text:p>
          </table:table-cell>
          <table:table-cell office:value-type="float" office:value="6839.5" calcext:value-type="float">
            <text:p>6839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ParallelNLocal</text:p>
          </table:table-cell>
          <table:table-cell office:value-type="float" office:value="12" calcext:value-type="float">
            <text:p>12</text:p>
          </table:table-cell>
          <table:table-cell office:value-type="float" office:value="6990.8" calcext:value-type="float">
            <text:p>6990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ParallelN</text:p>
          </table:table-cell>
          <table:table-cell office:value-type="float" office:value="13" calcext:value-type="float">
            <text:p>13</text:p>
          </table:table-cell>
          <table:table-cell office:value-type="float" office:value="6884.3" calcext:value-type="float">
            <text:p>6884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ParallelNLocal</text:p>
          </table:table-cell>
          <table:table-cell office:value-type="float" office:value="13" calcext:value-type="float">
            <text:p>13</text:p>
          </table:table-cell>
          <table:table-cell office:value-type="float" office:value="13897.2" calcext:value-type="float">
            <text:p>13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ParallelN</text:p>
          </table:table-cell>
          <table:table-cell office:value-type="float" office:value="14" calcext:value-type="float">
            <text:p>14</text:p>
          </table:table-cell>
          <table:table-cell office:value-type="float" office:value="8492.8" calcext:value-type="float">
            <text:p>8492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ParallelNLocal</text:p>
          </table:table-cell>
          <table:table-cell office:value-type="float" office:value="14" calcext:value-type="float">
            <text:p>14</text:p>
          </table:table-cell>
          <table:table-cell office:value-type="float" office:value="6982.6" calcext:value-type="float">
            <text:p>6982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ParallelN</text:p>
          </table:table-cell>
          <table:table-cell office:value-type="float" office:value="15" calcext:value-type="float">
            <text:p>15</text:p>
          </table:table-cell>
          <table:table-cell office:value-type="float" office:value="6933.6" calcext:value-type="float">
            <text:p>6933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ParallelNLocal</text:p>
          </table:table-cell>
          <table:table-cell office:value-type="float" office:value="15" calcext:value-type="float">
            <text:p>15</text:p>
          </table:table-cell>
          <table:table-cell office:value-type="float" office:value="13633" calcext:value-type="float">
            <text:p>1363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1:25:12.481072595</meta:creation-date>
    <dc:date>2017-09-22T11:43:24.846077475</dc:date>
    <meta:editing-duration>PT7M32S</meta:editing-duration>
    <meta:editing-cycles>1</meta:editing-cycles>
    <meta:document-statistic meta:table-count="1" meta:cell-count="154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scatter" chart:style-name="ch1">
        <chart:legend chart:legend-position="end" svg:x="13.17cm" svg:y="4.204cm" style:legend-expansion="high" chart:style-name="ch2"/>
        <chart:plot-area chart:style-name="ch3" table:cell-range-address="Sheet1.G1:Sheet1.H15" svg:x="0.32cm" svg:y="0.18cm" svg:width="12.53cm" svg:height="8.646cm">
          <chartooo:coordinate-region svg:x="1.312cm" svg:y="0.379cm" svg:width="11.16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1:Sheet1.H15" chart:class="chart:scatter">
            <chart:domain table:cell-range-address="Sheet1.G1:Sheet1.G15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1:Sheet1.G15</svg:desc>
                </draw:g>
              </table:table-cell>
              <table:table-cell office:value-type="float" office:value="14438.2">
                <text:p>14438.2</text:p>
                <draw:g>
                  <svg:desc>Sheet1.H1:Sheet1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57.1">
                <text:p>7657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940.9">
                <text:p>794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649.5">
                <text:p>564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920.7">
                <text:p>692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803.8">
                <text:p>680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756.6">
                <text:p>6756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695.8">
                <text:p>6695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922.5">
                <text:p>692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872.1">
                <text:p>687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868.6">
                <text:p>6868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839.5">
                <text:p>6839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884.3">
                <text:p>6884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492.8">
                <text:p>8492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933.6">
                <text:p>693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scatter" chart:style-name="ch1">
        <chart:legend chart:legend-position="end" svg:x="13.142cm" svg:y="4.204cm" style:legend-expansion="high" chart:style-name="ch2"/>
        <chart:plot-area chart:style-name="ch3" table:cell-range-address="Sheet1.J1:Sheet1.K15" svg:x="0.319cm" svg:y="0.18cm" svg:width="12.504cm" svg:height="8.646cm">
          <chartooo:coordinate-region svg:x="1.311cm" svg:y="0.38cm" svg:width="11.1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:Sheet1.K15" chart:class="chart:scatter">
            <chart:domain table:cell-range-address="Sheet1.J1:Sheet1.J15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J1:Sheet1.J15</svg:desc>
                </draw:g>
              </table:table-cell>
              <table:table-cell office:value-type="float" office:value="16551.5">
                <text:p>16551.5</text:p>
                <draw:g>
                  <svg:desc>Sheet1.K1:Sheet1.K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742">
                <text:p>7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004.9">
                <text:p>8004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603.7">
                <text:p>5603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083.6">
                <text:p>7083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898.8">
                <text:p>689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232.4">
                <text:p>10232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605.9">
                <text:p>9605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724.5">
                <text:p>772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987.5">
                <text:p>698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486.9">
                <text:p>10486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990.8">
                <text:p>6990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897.2">
                <text:p>13897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982.6">
                <text:p>6982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633">
                <text:p>136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